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600000081BA1CF45B030D098D.png" manifest:media-type="image/png"/>
  <manifest:file-entry manifest:full-path="Pictures/100000000000013E0000009F3A16C09CA7FF08FD.png" manifest:media-type="image/png"/>
  <manifest:file-entry manifest:full-path="Pictures/100000000000043800000438DFFC67FE100F4F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1" text:anchor-type="char" svg:width="17cm" svg:height="17cm" draw:z-index="0"><draw:image xlink:href="Pictures/100000000000043800000438DFFC67FE100F4F30.png" xlink:type="simple" xlink:show="embed" xlink:actuate="onLoad" draw:mime-type="image/png"/></draw:frame><draw:frame draw:style-name="fr1" draw:name="Figura2" text:anchor-type="char" svg:x="11.361cm" svg:y="19.685cm" svg:width="5.685cm" svg:height="2.164cm" draw:z-index="1"><draw:image xlink:href="Pictures/100000000000013E0000009F3A16C09CA7FF08FD.png" xlink:type="simple" xlink:show="embed" xlink:actuate="onLoad" draw:mime-type="image/png"/></draw:frame><draw:frame draw:style-name="fr1" draw:name="Figura3" text:anchor-type="char" svg:x="-0.002cm" svg:y="19.687cm" svg:width="8.53cm" svg:height="2.163cm" draw:z-index="2"><draw:image xlink:href="Pictures/100000000000018600000081BA1CF45B030D09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gner Tassinari</meta:initial-creator>
    <meta:creation-date>2024-03-11T19:51:15.822270470</meta:creation-date>
    <dc:date>2024-03-11T20:12:48.999232673</dc:date>
    <dc:creator>Wagner Tassinari</dc:creator>
    <meta:editing-duration>PT21M3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